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666666" draw:fill-color="#999999" draw:textarea-horizontal-align="justify" draw:textarea-vertical-align="middle" draw:auto-grow-height="false"/>
    </style:style>
    <style:style style:name="gr2" style:family="graphic" style:parent-style-name="standard">
      <style:graphic-properties svg:stroke-color="#666666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svg:stroke-color="#666666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draw:marker-end="Arrow" draw:marker-end-width="0.15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 fo:font-size="7pt" style:font-weight-asian="normal"/>
    </style:style>
    <style:style style:name="P3" style:family="paragraph">
      <style:paragraph-properties fo:text-align="center"/>
      <style:text-properties fo:color="#000000" fo:font-size="7pt" style:font-weight-asian="normal"/>
    </style:style>
    <style:style style:name="P4" style:family="paragraph">
      <style:text-properties fo:font-size="7pt" style:font-size-asian="7pt" style:font-size-complex="7pt"/>
    </style:style>
    <style:style style:name="P5" style:family="paragraph">
      <style:text-properties fo:font-size="7pt" fo:font-style="italic" style:font-size-asian="7pt" style:font-style-asian="italic" style:font-size-complex="7pt" style:font-style-complex="italic"/>
    </style:style>
    <style:style style:name="T1" style:family="text">
      <style:text-properties fo:color="#666666" fo:font-size="7pt" style:font-weight-asian="normal"/>
    </style:style>
    <style:style style:name="T2" style:family="text">
      <style:text-properties fo:color="#666666" fo:font-size="7pt" fo:font-style="italic" style:font-style-asian="italic" style:font-weight-asian="normal" style:font-style-complex="italic"/>
    </style:style>
    <style:style style:name="T3" style:family="text">
      <style:text-properties fo:color="#666666" style:text-position="sub 58%" fo:font-size="7pt" fo:font-style="italic" style:font-style-asian="italic" style:font-weight-asian="normal" style:font-style-complex="italic"/>
    </style:style>
    <style:style style:name="T4" style:family="text">
      <style:text-properties fo:color="#000000" fo:font-size="7pt" style:font-weight-asian="normal"/>
    </style:style>
    <style:style style:name="T5" style:family="text">
      <style:text-properties fo:color="#000000" fo:font-size="7pt" fo:font-style="italic" style:font-style-asian="italic" style:font-weight-asian="normal" style:font-style-complex="italic"/>
    </style:style>
    <style:style style:name="T6" style:family="text">
      <style:text-properties fo:color="#000000" style:text-position="sub 58%" fo:font-size="7pt" fo:font-style="italic" style:font-style-asian="italic" style:font-weight-asian="normal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7pt" fo:font-style="italic" style:font-size-asian="7pt" style:font-style-asian="italic" style:font-size-complex="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608cm" svg:height="0.479cm" svg:x="0.363cm" svg:y="2.627cm">
            <text:p text:style-name="P1"><text:span text:style-name="T1">(0,0,</text:span><text:span text:style-name="T2">k</text:span><text:span text:style-name="T1">-2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2" draw:layer="layout" svg:width="2.607cm" svg:height="0.479cm" svg:x="2.322cm" svg:y="2.627cm">
            <text:p text:style-name="P1"><text:span text:style-name="T1">(1,0,</text:span><text:span text:style-name="T2">k</text:span><text:span text:style-name="T1">-2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2" draw:layer="layout" svg:width="2.608cm" svg:height="0.479cm" svg:x="4.28cm" svg:y="2.627cm">
            <text:p text:style-name="P1"><text:span text:style-name="T1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2" draw:layer="layout" svg:width="2.608cm" svg:height="0.479cm" svg:x="6.224cm" svg:y="2.627cm">
            <text:p text:style-name="P1"><text:span text:style-name="T1">(</text:span><text:span text:style-name="T2">i</text:span><text:span text:style-name="T3">max</text:span><text:span text:style-name="T1">,0,</text:span><text:span text:style-name="T2">k</text:span><text:span text:style-name="T1">-2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2" draw:layer="layout" svg:width="2.608cm" svg:height="0.478cm" svg:x="0.993cm" svg:y="2.166cm">
            <text:p text:style-name="P1"><text:span text:style-name="T1">(0,1,</text:span><text:span text:style-name="T2">k</text:span><text:span text:style-name="T1">-2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2" draw:layer="layout" svg:width="2.604cm" svg:height="0.478cm" svg:x="2.956cm" svg:y="2.166cm">
            <text:p text:style-name="P1"><text:span text:style-name="T1">(1,1,</text:span><text:span text:style-name="T2">k</text:span><text:span text:style-name="T1">-2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2" draw:layer="layout" svg:width="2.607cm" svg:height="0.478cm" svg:x="4.911cm" svg:y="2.166cm">
            <text:p text:style-name="P1"><text:span text:style-name="T1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2" draw:layer="layout" svg:width="2.609cm" svg:height="0.478cm" svg:x="6.854cm" svg:y="2.166cm">
            <text:p text:style-name="P1"><text:span text:style-name="T1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2" draw:layer="layout" svg:width="2.608cm" svg:height="0.479cm" svg:x="2.257cm" svg:y="1.227cm">
            <text:p text:style-name="P1"><text:span text:style-name="T1">(0, </text:span><text:span text:style-name="T2">j</text:span><text:span text:style-name="T3">max</text:span><text:span text:style-name="T1">,</text:span><text:span text:style-name="T2">k</text:span><text:span text:style-name="T1">-2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2" draw:layer="layout" svg:width="2.609cm" svg:height="0.479cm" svg:x="4.218cm" svg:y="1.227cm">
            <text:p text:style-name="P1"><text:span text:style-name="T1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2" draw:layer="layout" svg:width="2.607cm" svg:height="0.479cm" svg:x="6.175cm" svg:y="1.227cm">
            <text:p text:style-name="P1"><text:span text:style-name="T1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2" draw:layer="layout" svg:width="2.608cm" svg:height="0.479cm" svg:x="8.118cm" svg:y="1.227cm">
            <text:p text:style-name="P1"><text:span text:style-name="T1">(</text:span><text:span text:style-name="T2">i</text:span><text:span text:style-name="T3">max</text:span><text:span text:style-name="T1">, </text:span><text:span text:style-name="T2">j</text:span><text:span text:style-name="T3">max</text:span><text:span text:style-name="T1">,</text:span><text:span text:style-name="T2">k</text:span><text:span text:style-name="T1">-2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2" draw:layer="layout" svg:width="2.609cm" svg:height="0.477cm" svg:x="1.627cm" svg:y="1.689cm">
            <text:p text:style-name="P1"><text:span text:style-name="T1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2" draw:layer="layout" svg:width="2.607cm" svg:height="0.477cm" svg:x="3.587cm" svg:y="1.689cm">
            <text:p text:style-name="P1"><text:span text:style-name="T1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2" draw:layer="layout" svg:width="2.606cm" svg:height="0.477cm" svg:x="5.547cm" svg:y="1.689cm">
            <text:p text:style-name="P1"><text:span text:style-name="T1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2" draw:layer="layout" svg:width="2.608cm" svg:height="0.477cm" svg:x="7.489cm" svg:y="1.689cm">
            <text:p text:style-name="P1"><text:span text:style-name="T1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2.608cm" svg:height="0.479cm" svg:x="0.668cm" svg:y="2.068cm">
            <text:p text:style-name="P1"><text:span text:style-name="T1">(0,0,</text:span><text:span text:style-name="T2">k</text:span><text:span text:style-name="T1">-1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.607cm" svg:height="0.479cm" svg:x="2.627cm" svg:y="2.068cm">
            <text:p text:style-name="P1"><text:span text:style-name="T1">(1,0,</text:span><text:span text:style-name="T2">k</text:span><text:span text:style-name="T1">-1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.608cm" svg:height="0.479cm" svg:x="4.585cm" svg:y="2.068cm">
            <text:p text:style-name="P1"><text:span text:style-name="T1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.608cm" svg:height="0.479cm" svg:x="6.529cm" svg:y="2.068cm">
            <text:p text:style-name="P1"><text:span text:style-name="T1">(</text:span><text:span text:style-name="T2">i</text:span><text:span text:style-name="T3">max</text:span><text:span text:style-name="T1">,0,</text:span><text:span text:style-name="T2">k</text:span><text:span text:style-name="T1">-1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.608cm" svg:height="0.478cm" svg:x="1.298cm" svg:y="1.607cm">
            <text:p text:style-name="P1"><text:span text:style-name="T1">(0,1,</text:span><text:span text:style-name="T2">k</text:span><text:span text:style-name="T1">-1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.604cm" svg:height="0.478cm" svg:x="3.261cm" svg:y="1.607cm">
            <text:p text:style-name="P1"><text:span text:style-name="T1">(1,1,</text:span><text:span text:style-name="T2">k</text:span><text:span text:style-name="T1">-1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.607cm" svg:height="0.478cm" svg:x="5.216cm" svg:y="1.607cm">
            <text:p text:style-name="P1"><text:span text:style-name="T1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.609cm" svg:height="0.478cm" svg:x="7.159cm" svg:y="1.607cm">
            <text:p text:style-name="P1"><text:span text:style-name="T1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.608cm" svg:height="0.479cm" svg:x="2.562cm" svg:y="0.668cm">
            <text:p text:style-name="P1"><text:span text:style-name="T1">(0, </text:span><text:span text:style-name="T2">j</text:span><text:span text:style-name="T3">max</text:span><text:span text:style-name="T1">,</text:span><text:span text:style-name="T2">k</text:span><text:span text:style-name="T1">-1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.609cm" svg:height="0.479cm" svg:x="4.523cm" svg:y="0.668cm">
            <text:p text:style-name="P1"><text:span text:style-name="T1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.607cm" svg:height="0.479cm" svg:x="6.48cm" svg:y="0.668cm">
            <text:p text:style-name="P1"><text:span text:style-name="T1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.608cm" svg:height="0.479cm" svg:x="8.423cm" svg:y="0.668cm">
            <text:p text:style-name="P1"><text:span text:style-name="T1">(</text:span><text:span text:style-name="T2">i</text:span><text:span text:style-name="T3">max</text:span><text:span text:style-name="T1">, </text:span><text:span text:style-name="T2">j</text:span><text:span text:style-name="T3">max</text:span><text:span text:style-name="T1">,</text:span><text:span text:style-name="T2">k</text:span><text:span text:style-name="T1">-1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.609cm" svg:height="0.477cm" svg:x="1.932cm" svg:y="1.13cm">
            <text:p text:style-name="P1"><text:span text:style-name="T1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.607cm" svg:height="0.477cm" svg:x="3.892cm" svg:y="1.13cm">
            <text:p text:style-name="P1"><text:span text:style-name="T1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.606cm" svg:height="0.477cm" svg:x="5.852cm" svg:y="1.13cm">
            <text:p text:style-name="P1"><text:span text:style-name="T1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.608cm" svg:height="0.477cm" svg:x="7.794cm" svg:y="1.13cm">
            <text:p text:style-name="P1"><text:span text:style-name="T1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" draw:text-style-name="P3" draw:layer="layout" svg:width="2.608cm" svg:height="0.479cm" svg:x="0.972cm" svg:y="1.51cm">
            <text:p text:style-name="P1"><text:span text:style-name="T4">(0,0,</text:span><text:span text:style-name="T5">k</text:span><text:span text:style-name="T4">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2.607cm" svg:height="0.479cm" svg:x="2.931cm" svg:y="1.51cm">
            <text:p text:style-name="P1"><text:span text:style-name="T4">(1,0,</text:span><text:span text:style-name="T5">k</text:span><text:span text:style-name="T4">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2.608cm" svg:height="0.479cm" svg:x="4.889cm" svg:y="1.51cm">
            <text:p text:style-name="P1"><text:span text:style-name="T4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2.608cm" svg:height="0.479cm" svg:x="6.833cm" svg:y="1.51cm">
            <text:p text:style-name="P1"><text:span text:style-name="T4">(</text:span><text:span text:style-name="T5">i</text:span><text:span text:style-name="T6">max</text:span><text:span text:style-name="T4">,0,</text:span><text:span text:style-name="T5">k</text:span><text:span text:style-name="T4">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2.608cm" svg:height="0.478cm" svg:x="1.602cm" svg:y="1.049cm">
            <text:p text:style-name="P1"><text:span text:style-name="T4">(0,1,</text:span><text:span text:style-name="T5">k</text:span><text:span text:style-name="T4">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2.604cm" svg:height="0.478cm" svg:x="3.565cm" svg:y="1.049cm">
            <text:p text:style-name="P1"><text:span text:style-name="T4">(1,1,</text:span><text:span text:style-name="T5">k</text:span><text:span text:style-name="T4">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2.607cm" svg:height="0.478cm" svg:x="5.52cm" svg:y="1.049cm">
            <text:p text:style-name="P1"><text:span text:style-name="T4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2.609cm" svg:height="0.478cm" svg:x="7.463cm" svg:y="1.049cm">
            <text:p text:style-name="P1"><text:span text:style-name="T4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2.608cm" svg:height="0.479cm" svg:x="2.866cm" svg:y="0.11cm">
            <text:p text:style-name="P1"><text:span text:style-name="T4">(0, </text:span><text:span text:style-name="T5">j</text:span><text:span text:style-name="T6">max</text:span><text:span text:style-name="T4">,</text:span><text:span text:style-name="T5">k</text:span><text:span text:style-name="T4">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2.609cm" svg:height="0.479cm" svg:x="4.827cm" svg:y="0.11cm">
            <text:p text:style-name="P1"><text:span text:style-name="T4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2.607cm" svg:height="0.479cm" svg:x="6.784cm" svg:y="0.11cm">
            <text:p text:style-name="P1"><text:span text:style-name="T4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2.608cm" svg:height="0.479cm" svg:x="8.727cm" svg:y="0.11cm">
            <text:p text:style-name="P1"><text:span text:style-name="T4">(</text:span><text:span text:style-name="T5">i</text:span><text:span text:style-name="T6">max</text:span><text:span text:style-name="T4">, </text:span><text:span text:style-name="T5">j</text:span><text:span text:style-name="T6">max</text:span><text:span text:style-name="T4">,</text:span><text:span text:style-name="T5">k</text:span><text:span text:style-name="T4">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2.609cm" svg:height="0.477cm" svg:x="2.236cm" svg:y="0.572cm">
            <text:p text:style-name="P1"><text:span text:style-name="T4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2.607cm" svg:height="0.477cm" svg:x="4.196cm" svg:y="0.572cm">
            <text:p text:style-name="P1"><text:span text:style-name="T4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2.606cm" svg:height="0.477cm" svg:x="6.156cm" svg:y="0.572cm">
            <text:p text:style-name="P1"><text:span text:style-name="T4">(</text:span><text:span text:style-name="T5">i</text:span><text:span text:style-name="T4">,</text:span><text:span text:style-name="T5">j</text:span><text:span text:style-name="T4">,</text:span><text:span text:style-name="T5">k</text:span><text:span text:style-name="T4">)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2.608cm" svg:height="0.477cm" svg:x="8.098cm" svg:y="0.572cm">
            <text:p text:style-name="P1"><text:span text:style-name="T4">...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4" draw:layer="layout" svg:width="5.187cm" svg:height="0.645cm" svg:x="-0.007cm" svg:y="3.454cm">
          <draw:text-box>
            <text:p>Cell (<text:span text:style-name="T7">i</text:span>,<text:span text:style-name="T7">j</text:span>,<text:span text:style-name="T7">k</text:span>) contains two arrays:</text:p>
          </draw:text-box>
        </draw:frame>
        <draw:frame draw:style-name="gr5" draw:text-style-name="P1" draw:layer="layout" svg:width="4.394cm" svg:height="0.665cm" svg:x="0.913cm" svg:y="4.15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4.929cm" svg:height="0.665cm" svg:x="5.739cm" svg:y="4.14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6" draw:text-style-name="P1" draw:layer="layout" svg:x1="0.05cm" svg:y1="3.2cm" svg:x2="0.507cm" svg:y2="2.844cm">
          <text:p/>
        </draw:line>
        <draw:line draw:style-name="gr6" draw:text-style-name="P1" draw:layer="layout" svg:x1="0.051cm" svg:y1="3.2cm" svg:x2="1.269cm" svg:y2="3.2cm">
          <text:p/>
        </draw:line>
        <draw:line draw:style-name="gr6" draw:text-style-name="P1" draw:layer="layout" svg:x1="0.051cm" svg:y1="3.2cm" svg:x2="0.457cm" svg:y2="2.438cm">
          <text:p/>
        </draw:line>
        <draw:frame draw:style-name="gr4" draw:text-style-name="P5" draw:layer="layout" svg:width="0.557cm" svg:height="0.526cm" svg:x="0.967cm" svg:y="3.08cm">
          <draw:text-box>
            <text:p text:style-name="P4"><text:span text:style-name="T8">i</text:span></text:p>
          </draw:text-box>
        </draw:frame>
        <draw:frame draw:style-name="gr4" draw:text-style-name="P5" draw:layer="layout" svg:width="0.557cm" svg:height="0.526cm" svg:x="0.304cm" svg:y="2.522cm">
          <draw:text-box>
            <text:p text:style-name="P4"><text:span text:style-name="T8">j</text:span></text:p>
          </draw:text-box>
        </draw:frame>
        <draw:frame draw:style-name="gr4" draw:text-style-name="P5" draw:layer="layout" svg:width="0.625cm" svg:height="0.526cm" svg:x="0.203cm" svg:y="2.014cm">
          <draw:text-box>
            <text:p text:style-name="P4"><text:span text:style-name="T8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1.43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&lt;jjramsey&gt;</meta:initial-creator>
    <meta:creation-date>2014-09-02T15:35:17</meta:creation-date>
    <dc:date>2014-09-02T17:11:17</dc:date>
    <dc:creator>James &lt;jjramsey&gt;</dc:creator>
    <meta:editing-duration>PT39M16S</meta:editing-duration>
    <meta:editing-cycles>11</meta:editing-cycles>
    <meta:generator>LibreOffice/4.0.4.2$Linux_X86_64 LibreOffice_project/400m0$Build-2</meta:generator>
    <meta:document-statistic meta:object-count="60"/>
  </office:meta>
</office:document-meta>
</file>

<file path=Object 1/content.xml><?xml version="1.0" encoding="utf-8"?>
<math xmlns="http://www.w3.org/1998/Math/MathML">
  <semantics>
    <mrow>
      <mrow>
        <msub>
          <mi>I</mi>
          <mi mathvariant="italic">ijk</mi>
        </msub>
        <mo stretchy="false">=</mo>
        <mfenced open="[" close="]">
          <mrow>
            <msubsup>
              <mi>i</mi>
              <mi mathvariant="italic">ijk</mi>
              <mrow>
                <mrow>
                  <mo stretchy="false">(</mo>
                  <mrow>
                    <mn>0</mn>
                  </mrow>
                  <mo stretchy="false">)</mo>
                </mrow>
              </mrow>
            </msubsup>
            <mi>,</mi>
            <msubsup>
              <mi>i</mi>
              <mi mathvariant="italic">ijk</mi>
              <mrow>
                <mrow>
                  <mo stretchy="false">(</mo>
                  <mrow>
                    <mn>1</mn>
                  </mrow>
                  <mo stretchy="false">)</mo>
                </mrow>
              </mrow>
            </msubsup>
            <mi>,</mi>
            <msubsup>
              <mi>i</mi>
              <mi mathvariant="italic">ijk</mi>
              <mrow>
                <mrow>
                  <mo stretchy="false">(</mo>
                  <mrow>
                    <mn>2</mn>
                  </mrow>
                  <mo stretchy="false">)</mo>
                </mrow>
              </mrow>
            </msubsup>
            <mi>,</mi>
            <mn>...</mn>
            <mi>,</mi>
            <msubsup>
              <mi>i</mi>
              <mi mathvariant="italic">ijk</mi>
              <mrow>
                <mrow>
                  <mo stretchy="false">(</mo>
                  <mrow>
                    <msub>
                      <mi>N</mi>
                      <mrow>
                        <mtext>int</mtext>
                      </mrow>
                    </msub>
                  </mrow>
                  <mo stretchy="false">)</mo>
                </mrow>
              </mrow>
            </msubsup>
          </mrow>
        </mfenced>
      </mrow>
    </mrow>
    <annotation encoding="StarMath 5.0">I_ijk = left [i_ijk^{(0)}, i_ijk^{(1)}, i_ijk^{(2)}, ..., i_ijk^{(N_{"int"})} right ]</annotation>
  </semantics>
</math>
</file>

<file path=Object 2/content.xml><?xml version="1.0" encoding="utf-8"?>
<math xmlns="http://www.w3.org/1998/Math/MathML">
  <semantics>
    <mrow>
      <mrow>
        <msub>
          <mi>F</mi>
          <mi mathvariant="italic">ijk</mi>
        </msub>
        <mo stretchy="false">=</mo>
        <mfenced open="[" close="]">
          <mrow>
            <msubsup>
              <mi>f</mi>
              <mi mathvariant="italic">ijk</mi>
              <mrow>
                <mrow>
                  <mo stretchy="false">(</mo>
                  <mrow>
                    <mn>0</mn>
                  </mrow>
                  <mo stretchy="false">)</mo>
                </mrow>
              </mrow>
            </msubsup>
            <mi>,</mi>
            <msubsup>
              <mi>f</mi>
              <mi mathvariant="italic">ijk</mi>
              <mrow>
                <mrow>
                  <mo stretchy="false">(</mo>
                  <mrow>
                    <mn>1</mn>
                  </mrow>
                  <mo stretchy="false">)</mo>
                </mrow>
              </mrow>
            </msubsup>
            <mi>,</mi>
            <msubsup>
              <mi>f</mi>
              <mi mathvariant="italic">ijk</mi>
              <mrow>
                <mrow>
                  <mo stretchy="false">(</mo>
                  <mrow>
                    <mn>2</mn>
                  </mrow>
                  <mo stretchy="false">)</mo>
                </mrow>
              </mrow>
            </msubsup>
            <mi>,</mi>
            <mn>...</mn>
            <mi>,</mi>
            <msubsup>
              <mi>f</mi>
              <mi mathvariant="italic">ijk</mi>
              <mrow>
                <mrow>
                  <mo stretchy="false">(</mo>
                  <mrow>
                    <msub>
                      <mi>N</mi>
                      <mrow>
                        <mtext>float</mtext>
                      </mrow>
                    </msub>
                  </mrow>
                  <mo stretchy="false">)</mo>
                </mrow>
              </mrow>
            </msubsup>
          </mrow>
        </mfenced>
      </mrow>
    </mrow>
    <annotation encoding="StarMath 5.0">F_ijk = left [f_ijk^{(0)}, f_ijk^{(1)}, f_ijk^{(2)}, ..., f_ijk^{(N_{"float"})} right ]</annotation>
  </semantics>
</math>
</file>